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82c" officeooo:paragraph-rsid="0010b82c"/>
    </style:style>
    <style:style style:name="P2" style:family="paragraph" style:parent-style-name="Standard">
      <style:text-properties officeooo:rsid="0010b82c" officeooo:paragraph-rsid="001291ad"/>
    </style:style>
    <style:style style:name="P3" style:family="paragraph" style:parent-style-name="Standard">
      <style:text-properties officeooo:rsid="001291ad" officeooo:paragraph-rsid="001291ad"/>
    </style:style>
    <style:style style:name="P4" style:family="paragraph" style:parent-style-name="Standard">
      <style:text-properties officeooo:rsid="001291ad" officeooo:paragraph-rsid="00158c53"/>
    </style:style>
    <style:style style:name="P5" style:family="paragraph" style:parent-style-name="Standard">
      <style:text-properties fo:font-weight="bold" officeooo:rsid="0010b82c" officeooo:paragraph-rsid="001291ad" style:font-weight-asian="bold" style:font-weight-complex="bold"/>
    </style:style>
    <style:style style:name="P6" style:family="paragraph" style:parent-style-name="Standard">
      <style:text-properties fo:font-weight="bold" officeooo:rsid="0010b82c" officeooo:paragraph-rsid="0019011c" style:font-weight-asian="bold" style:font-weight-complex="bold"/>
    </style:style>
    <style:style style:name="P7" style:family="paragraph" style:parent-style-name="Standard">
      <style:text-properties fo:font-weight="bold" officeooo:rsid="0010b82c" officeooo:paragraph-rsid="001e669f" style:font-weight-asian="bold" style:font-weight-complex="bold"/>
    </style:style>
    <style:style style:name="P8" style:family="paragraph" style:parent-style-name="Standard">
      <style:text-properties fo:font-weight="bold" officeooo:rsid="0010b82c" officeooo:paragraph-rsid="001ebb57" style:font-weight-asian="bold" style:font-weight-complex="bold"/>
    </style:style>
    <style:style style:name="P9" style:family="paragraph" style:parent-style-name="Standard">
      <style:text-properties officeooo:rsid="00158c53" officeooo:paragraph-rsid="00158c53"/>
    </style:style>
    <style:style style:name="P10" style:family="paragraph" style:parent-style-name="Standard">
      <style:text-properties officeooo:rsid="0017638e" officeooo:paragraph-rsid="0017638e"/>
    </style:style>
    <style:style style:name="P11" style:family="paragraph" style:parent-style-name="Standard">
      <style:text-properties fo:font-style="italic" officeooo:rsid="001291ad" officeooo:paragraph-rsid="001291ad" style:font-style-asian="italic" style:font-style-complex="italic"/>
    </style:style>
    <style:style style:name="P12" style:family="paragraph" style:parent-style-name="Standard">
      <style:text-properties officeooo:rsid="0019011c" officeooo:paragraph-rsid="0019011c"/>
    </style:style>
    <style:style style:name="P13" style:family="paragraph" style:parent-style-name="Standard">
      <style:text-properties officeooo:paragraph-rsid="001291ad"/>
    </style:style>
    <style:style style:name="P14" style:family="paragraph" style:parent-style-name="Standard">
      <style:text-properties officeooo:rsid="001e669f" officeooo:paragraph-rsid="001e669f"/>
    </style:style>
    <style:style style:name="P15" style:family="paragraph" style:parent-style-name="Standard">
      <style:text-properties fo:font-weight="normal" officeooo:rsid="001e669f" officeooo:paragraph-rsid="001e669f" style:font-weight-asian="normal" style:font-weight-complex="normal"/>
    </style:style>
    <style:style style:name="P16" style:family="paragraph" style:parent-style-name="Standard">
      <style:text-properties fo:font-weight="normal" officeooo:rsid="001ebb57" officeooo:paragraph-rsid="001ebb57" style:font-weight-asian="normal" style:font-weight-complex="normal"/>
    </style:style>
    <style:style style:name="T1" style:family="text">
      <style:text-properties officeooo:rsid="0011aa59"/>
    </style:style>
    <style:style style:name="T2" style:family="text">
      <style:text-properties officeooo:rsid="001291ad"/>
    </style:style>
    <style:style style:name="T3" style:family="text">
      <style:text-properties officeooo:rsid="00158c53"/>
    </style:style>
    <style:style style:name="T4" style:family="text">
      <style:text-properties officeooo:rsid="0017638e"/>
    </style:style>
    <style:style style:name="T5" style:family="text">
      <style:text-properties officeooo:rsid="0019011c"/>
    </style:style>
    <style:style style:name="T6" style:family="text">
      <style:text-properties officeooo:rsid="001af67f"/>
    </style:style>
    <style:style style:name="T7" style:family="text">
      <style:text-properties officeooo:rsid="001c8c4f"/>
    </style:style>
    <style:style style:name="T8" style:family="text">
      <style:text-properties officeooo:rsid="001cff3f"/>
    </style:style>
    <style:style style:name="T9" style:family="text">
      <style:text-properties officeooo:rsid="001e669f"/>
    </style:style>
    <style:style style:name="T10" style:family="text">
      <style:text-properties officeooo:rsid="001ebb57"/>
    </style:style>
    <style:style style:name="T11" style:family="text">
      <style:text-properties officeooo:rsid="001ec6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per fact-file:</text:p>
      <text:p text:style-name="P1"/>
      <text:p text:style-name="P1">Aiming for 19 pages: 5 intro, 5 methods, 5 results, 1 conc, 3 ack/refs</text:p>
      <text:p text:style-name="P3">Omitting figs: 4.33 intro, 3.75 methods, 3 results</text:p>
      <text:p text:style-name="P1">To be safe, looking at about 1000 words per page, less for equations/tables/section-headings</text:p>
      <text:p text:style-name="P2">Need to be <text:span text:style-name="T1">slightly</text:span> flexible, <text:span text:style-name="T1">intro is long, </text:span><text:span text:style-name="T2">thye question is can I find the 1000 words per subsection in sections 2 and 3? methods has a good amount of equations so im happy there, so results is my main concern, if this is a problem, simply cut the page count to 18 and bundle results and conc as 1/3rd of the paper.</text:span></text:p>
      <text:p text:style-name="P2"/>
      <text:p text:style-name="P5"><text:span text:style-name="T3">1. </text:span><text:span text:style-name="T2">Intro macro planning:</text:span></text:p>
      <text:p text:style-name="P2"/>
      <text:p text:style-name="P11">Has to have majority of refs</text:p>
      <text:p text:style-name="P2"><text:span text:style-name="T2">5 pages total</text:span></text:p>
      <text:p text:style-name="P2"><text:span text:style-name="T2">abstract and vit fig take up 2/3rds of a page</text:span></text:p>
      <text:p text:style-name="P2"><text:span text:style-name="T2">leaves 4.33 pages, into 4 sections:</text:span></text:p>
      <text:p text:style-name="P13"><text:span text:style-name="T2"><text:tab/>1. General GW BG (links to PE at end) – </text:span><text:span text:style-name="T7">maybe less than 1000 words</text:span></text:p>
      <text:p text:style-name="P3"><text:tab/>2. PE (ends in DL motivation)</text:p>
      <text:p text:style-name="P3"><text:tab/>3. DL (links to vit at end)</text:p>
      <text:p text:style-name="P4"><text:tab/>4. Vit (ends in critique and signposting<text:span text:style-name="T3">)</text:span></text:p>
      <text:p text:style-name="P9">tables: params,sampling speeds – <text:span text:style-name="T4">both together take up .33 page</text:span></text:p>
      <text:p text:style-name="P9">equations: <text:span text:style-name="T8">3</text:span> bayes, 2 vit</text:p>
      <text:p text:style-name="P10">leaving 1000 words for each of the 4 sections, pro-rated for equations/section headings.</text:p>
      <text:p text:style-name="P10"/>
      <text:p text:style-name="P6"><text:span text:style-name="T5">2</text:span><text:span text:style-name="T3">. </text:span><text:span text:style-name="T5">Methods</text:span><text:span text:style-name="T2"> macro planning:</text:span></text:p>
      <text:p text:style-name="P6"/>
      <text:p text:style-name="P12">5 pages total</text:p>
      <text:p text:style-name="P12"><text:span text:style-name="T6">cost plot, vit corner, monte flowchart</text:span> figs take up 1.25 pages</text:p>
      <text:p text:style-name="P12">leaves 3.75 pages, into 3 sections:</text:p>
      <text:p text:style-name="P12"><text:tab/>1. Model Training</text:p>
      <text:p text:style-name="P12"><text:tab/>2. Likelihood Estimates</text:p>
      <text:p text:style-name="P12"><text:tab/>3. Likelihood Reweighting</text:p>
      <text:p text:style-name="P12">tables: None</text:p>
      <text:p text:style-name="P12">equations: <text:span text:style-name="T6">cost function, monte carlo approx, post-likelihood relation, </text:span><text:span text:style-name="T9">3 SIR eqns</text:span></text:p>
      <text:p text:style-name="P14">leaving 1250 for each of the 3 sections – should work out pretty even between the 3.</text:p>
      <text:p text:style-name="P14"/>
      <text:p text:style-name="P7"><text:span text:style-name="T9">3</text:span><text:span text:style-name="T3">. </text:span><text:span text:style-name="T9">Results</text:span><text:span text:style-name="T2"> macro planning:</text:span></text:p>
      <text:p text:style-name="P7"/>
      <text:p text:style-name="P15">5 pages total</text:p>
      <text:p text:style-name="P15">self consist, hists, scatters,final corner figs take up 2 pages</text:p>
      <text:p text:style-name="P15">leaving 3 pages, into 3 sections:</text:p>
      <text:p text:style-name="P15"><text:tab/>1. Self-consistnecy – <text:span text:style-name="T10">not getting 1000 words here</text:span></text:p>
      <text:p text:style-name="P15"><text:tab/>2. Reproducibility</text:p>
      <text:p text:style-name="P15"><text:tab/>3. Importance Resampling</text:p>
      <text:p text:style-name="P15">tables:None</text:p>
      <text:p text:style-name="P15">equations: <text:span text:style-name="T10">sigma batch relation, error equation</text:span></text:p>
      <text:p text:style-name="P16">leaving 1000 word for each of the 3 sections – 1. is much less I think, make up with 2.</text:p>
      <text:p text:style-name="P16"/>
      <text:p text:style-name="P8"><text:span text:style-name="T10">4</text:span><text:span text:style-name="T3">. </text:span><text:span text:style-name="T10">Conclusions</text:span><text:span text:style-name="T2"> macro planning:</text:span></text:p>
      <text:p text:style-name="P8"/>
      <text:p text:style-name="P16">1page total</text:p>
      <text:p text:style-name="P16">1000 words for overview, comparisons <text:span text:style-name="T11">(reiterate lit rev marks),</text:span> successes, failures, future work</text:p>
      <text:p text:style-name="P10"><text:soft-page-break/></text:p>
      <text:p text:style-name="P4"/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2:19:05.240297194</meta:creation-date>
    <dc:date>2021-03-24T00:09:42.309294699</dc:date>
    <meta:editing-duration>PT36M37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2" meta:paragraph-count="41" meta:word-count="332" meta:character-count="1927" meta:non-whitespace-character-count="1619"/>
  </office:meta>
</office:document-meta>
</file>